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 Sans" svg:font-family="Ope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0.7513in"/>
    </style:style>
    <style:style style:name="TableColumn3" style:family="table-column">
      <style:table-column-properties style:column-width="1.1826in"/>
    </style:style>
    <style:style style:name="TableColumn4" style:family="table-column">
      <style:table-column-properties style:column-width="0.827in"/>
    </style:style>
    <style:style style:name="TableColumn5" style:family="table-column">
      <style:table-column-properties style:column-width="1.1437in"/>
    </style:style>
    <style:style style:name="TableColumn6" style:family="table-column">
      <style:table-column-properties style:column-width="1.5159in"/>
    </style:style>
    <style:style style:name="TableColumn7" style:family="table-column">
      <style:table-column-properties style:column-width="1.1715in"/>
    </style:style>
    <style:style style:name="Table1" style:family="table" style:master-page-name="MP0">
      <style:table-properties style:width="6.592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  <style:text-properties style:font-name-complex="Calibri" fo:color="#051F4E" fo:letter-spacing="-0.0013in"/>
    </style:style>
    <style:style style:name="P27" style:parent-style-name="Normal" style:family="paragraph">
      <style:paragraph-properties fo:margin-bottom="0in" fo:line-height="100%"/>
      <style:text-properties style:font-name-complex="Calibri" fo:color="#051F4E" fo:letter-spacing="-0.0013in"/>
    </style:style>
    <style:style style:name="P28" style:parent-style-name="Normal" style:family="paragraph">
      <style:paragraph-properties fo:margin-bottom="0in" fo:line-height="100%"/>
      <style:text-properties style:font-name-complex="Calibri" fo:color="#051F4E" fo:letter-spacing="-0.0013in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T52" style:parent-style-name="Fuentedepárrafopredeter." style:family="text">
      <style:text-properties style:font-name="Open Sans" style:font-name-complex="Open Sans" fo:color="#051F4E" fo:letter-spacing="-0.0013in" fo:font-size="10.5pt" style:font-size-asian="10.5pt" style:font-size-complex="10.5pt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lumno</text:p>
          </table:table-cell>
          <table:table-cell table:style-name="TableCell11">
            <text:p text:style-name="P12">Gramática</text:p>
          </table:table-cell>
          <table:table-cell table:style-name="TableCell13">
            <text:p text:style-name="P14">Lectura</text:p>
          </table:table-cell>
          <table:table-cell table:style-name="TableCell15">
            <text:p text:style-name="P16">Comprensión auditiva y lectora</text:p>
          </table:table-cell>
          <table:table-cell table:style-name="TableCell17">
            <text:p text:style-name="P18">Pronunciación</text:p>
          </table:table-cell>
          <table:table-cell table:style-name="TableCell19">
            <text:p text:style-name="P20">Vocabulario</text:p>
          </table:table-cell>
        </table:table-row>
        <table:table-row table:style-name="TableRow21">
          <table:table-cell table:style-name="TableCell22">
            <text:p text:style-name="P23">Eda</text:p>
          </table:table-cell>
          <table:table-cell table:style-name="TableCell24">
            <text:p text:style-name="P25">-Me gusta mirar películas acompañada...</text:p>
            <text:p text:style-name="P26">-Me gusta ver películas extranjeras...</text:p>
            <text:p text:style-name="P27">...no quiero olvidarme del inglés.</text:p>
            <text:p text:style-name="P28"><text:s/>-El niño de esta peli ganó un galardón el año pasado.</text:p>
            <text:p text:style-name="P29">...aunque<text:s/>él había cometido el crimen...</text:p>
            <text:p text:style-name="P30">...las series turcas...</text:p>
            <text:p text:style-name="P31">...durante la semana....</text:p>
            <text:p text:style-name="P32">-Creía que me iba a gustar...</text:p>
            <text:p text:style-name="P33"/>
            <text:p text:style-name="P34"/>
          </table:table-cell>
          <table:table-cell table:style-name="TableCell35">
            <text:p text:style-name="P36">Muy buena lectura.</text:p>
          </table:table-cell>
          <table:table-cell table:style-name="TableCell37">
            <text:p text:style-name="P38">Buena comprensión auditiva, pero puedes mejorar con más práctica.</text:p>
          </table:table-cell>
          <table:table-cell table:style-name="TableCell39">
            <text:p text:style-name="P40">Muy buena pronunciación. Revisa estas palabras:<text:s/></text:p>
            <text:p text:style-name="P41">Por consiguiente</text:p>
            <text:p text:style-name="P42">siguiente</text:p>
          </table:table-cell>
          <table:table-cell table:style-name="TableCell43">
            <text:p text:style-name="P44">Muy buen uso del vocabulario.</text:p>
            <text:p text:style-name="P45"/>
          </table:table-cell>
        </table:table-row>
        <table:table-row table:style-name="TableRow46">
          <table:table-cell table:style-name="TableCell47">
            <text:p text:style-name="P48">Julie</text:p>
          </table:table-cell>
          <table:table-cell table:style-name="TableCell49">
            <text:p text:style-name="P50">-Para mí no es importante...</text:p>
            <text:p text:style-name="P51">...cuando quiero estar relajada.<text:span text:style-name="T52"><text:s/></text:span></text:p>
            <text:p text:style-name="P53">-Para mí es un medio de relajarme.</text:p>
            <text:p text:style-name="P54">-Es una película rusa que he visto...</text:p>
            <text:p text:style-name="P55">...a pesar de que no las veo ahora.</text:p>
            <text:p text:style-name="P56">...porque a mí me emocionan mucho las películas y las series.</text:p>
            <text:p text:style-name="P57">...pensar en una pregunta...</text:p>
          </table:table-cell>
          <table:table-cell table:style-name="TableCell58">
            <text:p text:style-name="P59">Muy buena lectura.</text:p>
          </table:table-cell>
          <table:table-cell table:style-name="TableCell60">
            <text:p text:style-name="P61">Buena comprensión auditiva, pero puedes mejorar con más práctica.</text:p>
          </table:table-cell>
          <table:table-cell table:style-name="TableCell62">
            <text:p text:style-name="P63">Muy buena pronunciación. Revisa estas palabras:<text:s/>Causales</text:p>
            <text:p text:style-name="P64"/>
          </table:table-cell>
          <table:table-cell table:style-name="TableCell65">
            <text:p text:style-name="P66">Muy buen uso del vocabulario, pero sigue aprendiendo palabras nuevas.</text:p>
            <text:p text:style-name="P67"/>
            <text:p text:style-name="P68">El asesino</text:p>
            <text:p text:style-name="P69"/>
          </table:table-cell>
        </table:table-row>
        <table:table-row table:style-name="TableRow70">
          <table:table-cell table:style-name="TableCell71">
            <text:p text:style-name="P72">Osama</text:p>
          </table:table-cell>
          <table:table-cell table:style-name="TableCell73">
            <text:p text:style-name="P74">...No me gusta quedarme mucho en casa,<text:s/><text:soft-page-break/>de modo que salgo...</text:p>
            <text:p text:style-name="P75">-Para mí es importante...</text:p>
            <text:p text:style-name="P76">...un profesor de maestría que tenía cáncer y no tenía dinero para cubrir sus medicamentos...</text:p>
            <text:p text:style-name="P77">...la construcción de su imperio de drogas...</text:p>
            <text:p text:style-name="P78">...el desarrollo del personaje...</text:p>
            <text:p text:style-name="P79">...me emociona saber qué va a pasar en el segundo episodio...</text:p>
            <text:p text:style-name="P80">…parece muy falso…</text:p>
            <text:p text:style-name="P81"/>
          </table:table-cell>
          <table:table-cell table:style-name="TableCell82">
            <text:p text:style-name="P83">Muy buena lectura.</text:p>
          </table:table-cell>
          <table:table-cell table:style-name="TableCell84">
            <text:p text:style-name="P85">Buena comprensión auditiva.</text:p>
          </table:table-cell>
          <table:table-cell table:style-name="TableCell86">
            <text:p text:style-name="P87">Muy buena pronunciación. Revisa estas palabras:<text:s/></text:p>
            <text:p text:style-name="P88">contraargumentativos</text:p>
            <text:soft-page-break/>
            <text:p text:style-name="P89">oposición</text:p>
          </table:table-cell>
          <table:table-cell table:style-name="TableCell90">
            <text:p text:style-name="P91">Muy buen uso del vocabulario, pero sigue aprendiendo<text:s/><text:soft-page-break/>palabras nuevas.</text:p>
            <text:p text:style-name="P92">La construcción.</text:p>
            <text:p text:style-name="P93">El personaje</text:p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  <text:p text:style-name="P107"/>
          </table:table-cell>
        </table:table-row>
        <table:table-row table:style-name="TableRow108">
          <table:table-cell table:style-name="TableCell109">
            <text:p text:style-name="P110"/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 Sans" svg:font-family="Ope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2%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2%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2%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2%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2%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 fo:line-height="102%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 fo:line-height="102%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 fo:line-height="102%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 fo:line-height="102%"/>
      <style:text-properties style:font-name-asian="Times New Roman" fo:color="#272727" fo:hyphenate="false"/>
    </style:style>
    <style:style style:name="Normal" style:display-name="Normal" style:family="paragraph">
      <style:paragraph-properties fo:line-height="100%"/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paragraph-properties fo:line-height="102%"/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 fo:line-height="102%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line-height="102%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02%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uel Gutiérrez Araujo</meta:initial-creator>
    <dc:creator>Miguel Gutiérrez Araujo</dc:creator>
    <meta:creation-date>2026-01-13T08:46:00Z</meta:creation-date>
    <dc:date>2026-01-13T13:34:00Z</dc:date>
    <meta:template xlink:href="Normal" xlink:type="simple"/>
    <meta:editing-cycles>4</meta:editing-cycles>
    <meta:editing-duration>PT12360S</meta:editing-duration>
    <meta:document-statistic meta:page-count="2" meta:paragraph-count="3" meta:word-count="255" meta:character-count="1658" meta:row-count="11" meta:non-whitespace-character-count="1406"/>
  </office:meta>
</office:document-meta>
</file>